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501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01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5011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percentage" office:value="1">
            <text:p>100.00%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percentage" office:value="2">
            <text:p>200.00%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percentage" office:value="3">
            <text:p>300.00%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